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2052"/>
    </style:style>
    <style:style style:name="P2" style:family="paragraph" style:parent-style-name="Standard">
      <style:text-properties officeooo:paragraph-rsid="000e4044"/>
    </style:style>
    <style:style style:name="P3" style:family="paragraph" style:parent-style-name="Standard">
      <style:text-properties officeooo:paragraph-rsid="00103e43"/>
    </style:style>
    <style:style style:name="P4" style:family="paragraph" style:parent-style-name="Standard">
      <style:text-properties officeooo:paragraph-rsid="0014f90b"/>
    </style:style>
    <style:style style:name="P5" style:family="paragraph" style:parent-style-name="Standard">
      <style:text-properties officeooo:paragraph-rsid="001e1cb9"/>
    </style:style>
    <style:style style:name="P6" style:family="paragraph" style:parent-style-name="Standard">
      <style:text-properties officeooo:paragraph-rsid="0025f7a2"/>
    </style:style>
    <style:style style:name="P7" style:family="paragraph" style:parent-style-name="Standard">
      <style:text-properties officeooo:paragraph-rsid="0024d778"/>
    </style:style>
    <style:style style:name="T1" style:family="text">
      <style:text-properties officeooo:rsid="00192e3b"/>
    </style:style>
    <style:style style:name="T2" style:family="text">
      <style:text-properties officeooo:rsid="000a0898"/>
    </style:style>
    <style:style style:name="T3" style:family="text">
      <style:text-properties officeooo:rsid="000bf988"/>
    </style:style>
    <style:style style:name="T4" style:family="text">
      <style:text-properties officeooo:rsid="000d2052"/>
    </style:style>
    <style:style style:name="T5" style:family="text">
      <style:text-properties officeooo:rsid="000a1ba4"/>
    </style:style>
    <style:style style:name="T6" style:family="text">
      <style:text-properties officeooo:rsid="00103e43"/>
    </style:style>
    <style:style style:name="T7" style:family="text">
      <style:text-properties officeooo:rsid="001362da"/>
    </style:style>
    <style:style style:name="T8" style:family="text">
      <style:text-properties officeooo:rsid="001b0a44"/>
    </style:style>
    <style:style style:name="T9" style:family="text">
      <style:text-properties officeooo:rsid="001e1cb9"/>
    </style:style>
    <style:style style:name="T10" style:family="text">
      <style:text-properties officeooo:rsid="0024a451"/>
    </style:style>
    <style:style style:name="T11" style:family="text">
      <style:text-properties officeooo:rsid="0024d7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 Realität &amp; Rahmenbedingungen</text:p>
      <text:p text:style-name="Standard"/>
      <text:p text:style-name="Standard">Dieser Sprint findet **nicht unter Idealbedingungen** statt.</text:p>
      <text:p text:style-name="Standard"/>
      <text:p text:style-name="Standard">Aktuelle Rahmenbedingungen:</text:p>
      <text:p text:style-name="Standard">- Parallel laufender oder anstehender Vollzeitjob (100 %)</text:p>
      <text:p text:style-name="Standard">- Reisetage während des Sprints</text:p>
      <text:p text:style-name="Standard">- Kein freies Zeitfenster für „Vollzeit-Arbeit“ am Projekt</text:p>
      <text:p text:style-name="Standard">- Abhängigkeit von regelmäßigem Einkommen</text:p>
      <text:p text:style-name="Standard"/>
      <text:p text:style-name="Standard">Der Sprint wird **nicht pausiert**, **nicht verlängert** und **nicht entschuldigt**.</text:p>
      <text:p text:style-name="Standard"/>
      <text:p text:style-name="Standard">## Zeitregel (verbindlich)</text:p>
      <text:p text:style-name="Standard"/>
      <text:p text:style-name="Standard">Für jeden der 30 Tage gilt:</text:p>
      <text:p text:style-name="Standard"/>
      <text:p text:style-name="Standard">- **Mindestens 25 Minuten fokussierte Arbeit**</text:p>
      <text:p text:style-name="Standard">- **Genau eine klar definierte Aufgabe**</text:p>
      <text:p text:style-name="Standard">- Kein Multitasking</text:p>
      <text:p text:style-name="Standard">- Kein Nachholen</text:p>
      <text:p text:style-name="Standard">- Kein „morgen doppelt“</text:p>
      <text:p text:style-name="Standard"/>
      <text:p text:style-name="Standard">25 Minuten gelten als **vollwertiger Tag**, wenn:</text:p>
      <text:p text:style-name="Standard">- die Aufgabe klar definiert war</text:p>
      <text:p text:style-name="Standard">- der Timer lief</text:p>
      <text:p text:style-name="Standard">- ein überprüfbarer Output existiert</text:p>
      <text:p text:style-name="Standard"/>
      <text:p text:style-name="Standard">## Bewertung eines Tages</text:p>
      <text:p text:style-name="Standard"/>
      <text:p text:style-name="Standard">Ein Tag gilt als:</text:p>
      <text:p text:style-name="Standard"/>
      <text:p text:style-name="Standard">- ✅ **Erledigt**, wenn die definierte Aufgabe abgeschlossen ist</text:p>
      <text:p text:style-name="Standard">- ❌ **Nicht erledigt**, wenn:</text:p>
      <text:p text:style-name="Standard"><text:s text:c="2"/>- keine 25 Minuten stattgefunden haben</text:p>
      <text:p text:style-name="Standard"><text:s text:c="2"/>- kein konkreter Output existiert</text:p>
      <text:p text:style-name="Standard"><text:s text:c="2"/>- Ausweichen oder Aufschieben stattgefunden hat</text:p>
      <text:p text:style-name="Standard"/>
      <text:p text:style-name="Standard">Müdigkeit, Arbeit, Reisen oder Stress sind **keine Sonderfälle**.</text:p>
      <text:p text:style-name="Standard"/>
      <text:p text:style-name="Standard">## Zweck dieser Regeln</text:p>
      <text:p text:style-name="Standard"/>
      <text:p text:style-name="Standard">Diese Regeln sind kein Entgegenkommen, <text:s/></text:p>
      <text:p text:style-name="Standard">sondern ein **Realitätstest**:</text:p>
      <text:p text:style-name="Standard"/>
      <text:p text:style-name="Standard">Wenn dieses Projekt unter diesen Bedingungen nicht abgeschlossen werden kann,</text:p>
      <text:p text:style-name="Standard">ist das System **nicht robust genug**, um später verkauft zu werden.</text:p>
      <text:p text:style-name="Standard"/>
      <text:p text:style-name="Standard"/>
      <text:p text:style-name="Standard"/>
      <text:p text:style-name="Standard">**Projekt:** <text:s/></text:p>
      <text:p text:style-name="Standard">Ein funktionierender 30-Tage-Finish-Sprint (Landingpage + Zahlungslink + minimaler AI-Bot).</text:p>
      <text:p text:style-name="Standard"/>
      <text:p text:style-name="Standard"><text:soft-page-break/>## Definition von „fertig“</text:p>
      <text:p text:style-name="Standard">Das Projekt gilt als **fertig**, wenn alle folgenden Punkte erfüllt sind:</text:p>
      <text:p text:style-name="Standard"/>
      <text:p text:style-name="Standard">1. Eine Landingpage ist live und öffentlich erreichbar <text:s/></text:p>
      <text:p text:style-name="Standard">2. Ein Zahlungslink (99 <text:span text:style-name="T1">EUR</text:span>) ist integriert und funktionsfähig <text:s/></text:p>
      <text:p text:style-name="Standard">3. Ein minimaler Bot existiert, der:</text:p>
      <text:p text:style-name="Standard"><text:s text:c="3"/>- ein Projekt initialisiert <text:s/></text:p>
      <text:p text:style-name="Standard"><text:s text:c="3"/>- tägliche Check-ins erzwingt <text:s/></text:p>
      <text:p text:style-name="Standard"><text:s text:c="3"/>- auf „Nein“ konsequent reagiert <text:s/></text:p>
      <text:p text:style-name="Standard">4. Mindestens **ein externer Nutzer** hat den Sprint gestartet <text:s/></text:p>
      <text:p text:style-name="Standard"><text:s text:c="3"/>*(nicht ich selbst)*</text:p>
      <text:p text:style-name="Standard"/>
      <text:p text:style-name="Standard">Wenn ein Punkt fehlt, ist das Projekt **nicht abgeschlossen**.</text:p>
      <text:p text:style-name="Standard"/>
      <text:p text:style-name="Standard">## Regeln</text:p>
      <text:p text:style-name="Standard">- Es gibt **genau ein aktives Projekt**</text:p>
      <text:p text:style-name="Standard">- Keine Erweiterungen während des Sprints</text:p>
      <text:p text:style-name="Standard">- Keine neuen Ideen</text:p>
      <text:p text:style-name="Standard">- Keine Feature-Diskussion</text:p>
      <text:p text:style-name="Standard">- Fortschritt zählt nicht – **nur Abschluss**</text:p>
      <text:p text:style-name="Standard"/>
      <text:p text:style-name="Standard">## Zeitrahmen</text:p>
      <text:p text:style-name="Standard">- **Start:** <text:span text:style-name="T2">14. Dezember 2025</text:span></text:p>
      <text:p text:style-name="Standard">- **Ende:** <text:span text:style-name="T2">1</text:span><text:span text:style-name="T3">2</text:span><text:span text:style-name="T2">. Januar 2026</text:span></text:p>
      <text:p text:style-name="Standard"/>
      <text:p text:style-name="Standard">Nach dem Enddatum endet der Sprint – unabhängig vom Stand.</text:p>
      <text:p text:style-name="Standard"/>
      <text:p text:style-name="Standard">## Dokumentationsformat</text:p>
      <text:p text:style-name="Standard">Jeder Tag wird **gleich** dokumentiert:</text:p>
      <text:p text:style-name="Standard"/>
      <text:p text:style-name="Standard">- **Tagesziel:** Ein klar definierter Output <text:s/></text:p>
      <text:p text:style-name="Standard">- **Ergebnis:** ✅ Erledigt / ❌ Nicht erledigt <text:s/></text:p>
      <text:p text:style-name="Standard">- **Beweis:** Link, Screenshot oder Commit <text:s/></text:p>
      <text:p text:style-name="Standard">- **Konsequenz:** Nur bei ❌</text:p>
      <text:p text:style-name="Standard"/>
      <text:p text:style-name="Standard">Ohne Beweis gilt das Ziel als **nicht erreicht**.</text:p>
      <text:p text:style-name="Standard"/>
      <text:p text:style-name="P1"><text:span text:style-name="T4">## </text:span>Konsequenz: Bei Nichterreichen eines Tagesziels wird:</text:p>
      <text:p text:style-name="P1">- der Fehlschlag öffentlich dokumentiert</text:p>
      <text:p text:style-name="P1">- kein Nachholen erlaubt</text:p>
      <text:p text:style-name="P1">- keine Erklärung oder Rechtfertigung ergänzt</text:p>
      <text:p text:style-name="Standard"/>
      <text:p text:style-name="Standard">## Konsequenz bei Abbruch</text:p>
      <text:p text:style-name="Standard">Wenn das Projekt am Ende der 30 Tage nicht abgeschlossen ist:</text:p>
      <text:p text:style-name="Standard">- Ich beende den Sprint öffentlich</text:p>
      <text:p text:style-name="Standard">- Dieses Repository bleibt als **Beleg des Scheiterns** bestehen</text:p>
      <text:p text:style-name="Standard"/>
      <text:p text:style-name="Standard">## Zweck</text:p>
      <text:p text:style-name="Standard">Dieses Repository ist:</text:p>
      <text:p text:style-name="Standard">- kein Tagebuch</text:p>
      <text:p text:style-name="Standard">- kein Lernbericht</text:p>
      <text:p text:style-name="Standard">- kein Marketing</text:p>
      <text:p text:style-name="Standard"><text:soft-page-break/></text:p>
      <text:p text:style-name="Standard">Es ist ein **öffentlicher Zwangsmechanismus**, um ein Projekt zu beenden.</text:p>
      <text:p text:style-name="Standard"/>
      <text:p text:style-name="Standard">---</text:p>
      <text:p text:style-name="Standard"/>
      <text:p text:style-name="Standard">## Log</text:p>
      <text:p text:style-name="Standard"/>
      <text:p text:style-name="Standard">### Tag 1 – <text:span text:style-name="T5">14. Dezember 2025</text:span></text:p>
      <text:p text:style-name="Standard"/>
      <text:p text:style-name="Standard">- **Tagesziel:** <text:s/></text:p>
      <text:p text:style-name="Standard"><text:s text:c="2"/>Projektziel und Definition von „fertig“ final festlegen und öffentlich einfrieren.</text:p>
      <text:p text:style-name="Standard"/>
      <text:p text:style-name="Standard">- **Ergebnis:** <text:s/></text:p>
      <text:p text:style-name="Standard"><text:s text:c="2"/>✅ Erledigt</text:p>
      <text:p text:style-name="Standard"/>
      <text:p text:style-name="Standard">- **Beweis:** <text:s/></text:p>
      <text:p text:style-name="Standard"><text:s text:c="2"/>Commit dieses README mit:</text:p>
      <text:p text:style-name="Standard"><text:s text:c="2"/>- festgeschriebenem Projektziel <text:s/></text:p>
      <text:p text:style-name="Standard"><text:s text:c="2"/>- festgeschriebener Definition von „fertig“ <text:s/></text:p>
      <text:p text:style-name="P2"><text:s text:c="2"/>- festgelegtem Start- und Enddatum <text:s/></text:p>
      <text:p text:style-name="P3"/>
      <text:p text:style-name="Standard"/>
      <text:p text:style-name="Standard"/>
      <text:p text:style-name="Standard">### Tag 2 – <text:span text:style-name="T6">15. Dezember 2025</text:span></text:p>
      <text:p text:style-name="Standard"/>
      <text:p text:style-name="Standard">- **Tagesziel:** <text:s/></text:p>
      <text:p text:style-name="Standard"><text:s text:c="2"/>Eine minimale Landingpage (Version 0) live stellen, die:</text:p>
      <text:p text:style-name="Standard"><text:s text:c="2"/>- das Produkt benennt</text:p>
      <text:p text:style-name="Standard"><text:s text:c="2"/>- das 30-Tage-Versprechen klar formuliert</text:p>
      <text:p text:style-name="Standard"/>
      <text:p text:style-name="Standard">- **Ergebnis:** ✅ Erledigt</text:p>
      <text:p text:style-name="Standard"/>
      <text:p text:style-name="P4">- **Beweis:**</text:p>
      <text:p text:style-name="P4">https://github.com/energetekk/30-Tage-Finish-Sprint-Oeffentlicher-Log/commit/1ee649393e7e0902eccb9c8a43d84f46a84ad66f</text:p>
      <text:p text:style-name="Standard"/>
      <text:p text:style-name="Standard"/>
      <text:p text:style-name="Standard">### Tag 3 – <text:span text:style-name="T7">16. Dezember 2025</text:span></text:p>
      <text:p text:style-name="Standard"/>
      <text:p text:style-name="Standard">- **Tagesziel:** <text:s/></text:p>
      <text:p text:style-name="Standard"><text:s text:c="2"/>Eine klare Zahlungs-CTA auf der Landingpage ergänzen (Preis sichtbar), <text:s/></text:p>
      <text:p text:style-name="Standard"><text:s text:c="2"/>inkl. einer konkreten Handlung für Interessenten.</text:p>
      <text:p text:style-name="Standard"/>
      <text:p text:style-name="Standard">- **Ergebnis:** ✅ Erledigt <text:s/></text:p>
      <text:p text:style-name="Standard">- **Beweis:** Landingpage inkl. Zahlungs-CTA &amp; Ablaufbeschreibung</text:p>
      <text:p text:style-name="Standard"><text:a xlink:type="simple" xlink:href="https://buy.stripe.com/test_28E4gsd2P1cx19N3eK7g401" text:style-name="Internet_20_link" text:visited-style-name="Visited_20_Internet_20_Link">https://buy.stripe.com/test_28E4gsd2P1cx19N3eK7g401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### Tag 4 – <text:span text:style-name="T8">17. Dezember 2025</text:span></text:p>
      <text:p text:style-name="Standard"/>
      <text:p text:style-name="Standard">- **Tagesziel:** <text:s/></text:p>
      <text:p text:style-name="Standard"><text:s text:c="2"/>Eine klare Onboarding-Nachricht definieren, die ein Teilnehmer nach Zahlung erhält <text:s/></text:p>
      <text:p text:style-name="Standard"><text:s text:c="2"/>und die ihn innerhalb von 10 Minuten in Aktion bringt.</text:p>
      <text:p text:style-name="Standard"/>
      <text:p text:style-name="Standard">- **Ergebnis:** ✅ Erledigt <text:s/></text:p>
      <text:p text:style-name="Standard">- **Beweis:** Onboarding-Nachricht definiert (siehe /onboarding.md)</text:p>
      <text:p text:style-name="Standard"/>
      <text:p text:style-name="P5">### Tag <text:span text:style-name="T9">5</text:span> – <text:span text:style-name="T8">1</text:span><text:span text:style-name="T9">8</text:span><text:span text:style-name="T8">. Dezember 2025</text:span></text:p>
      <text:p text:style-name="P5">- **Tagesziel:** <text:s/></text:p>
      <text:p text:style-name="P5"><text:s text:c="2"/>Eine klare Qualifikations- &amp; Ausschluss-Sektion ergänzen, <text:s/></text:p>
      <text:p text:style-name="P5"><text:s text:c="2"/>inkl. einer bewussten Bestätigung durch den Teilnehmer.</text:p>
      <text:p text:style-name="Standard">- **Ergebnis:** ✅ Erledigt <text:s/></text:p>
      <text:p text:style-name="Standard">- **Beweis:** <text:a xlink:type="simple" xlink:href="https://github.com/energetekk/30-Tage-Finish-Sprint-Oeffentlicher-Log" text:style-name="Internet_20_link" text:visited-style-name="Visited_20_Internet_20_Link">https://github.com/energetekk/30-Tage-Finish-Sprint-Oeffentlicher-Log</text:a></text:p>
      <text:p text:style-name="Standard"/>
      <text:p text:style-name="Standard"/>
      <text:p text:style-name="Standard">### Tag 6 – <text:span text:style-name="T10">19. Dezember 2025</text:span></text:p>
      <text:p text:style-name="Standard"/>
      <text:p text:style-name="Standard">- **Tagesziel:** <text:s/></text:p>
      <text:p text:style-name="Standard"><text:s text:c="2"/>Persönliche Konsequenzen für verpasste Tagesziele final definieren und veröffentlichen.</text:p>
      <text:p text:style-name="Standard"/>
      <text:p text:style-name="Standard">- **Ergebnis:** <text:s/></text:p>
      <text:p text:style-name="P6"><text:s text:c="2"/>❌ Nicht erledigt</text:p>
      <text:p text:style-name="Standard"/>
      <text:p text:style-name="Standard">- **Beweis:** <text:s/></text:p>
      <text:p text:style-name="P7">-</text:p>
      <text:p text:style-name="Standard"/>
      <text:p text:style-name="Standard">- **Konsequenz:** <text:s/></text:p>
      <text:p text:style-name="Standard">- ö<text:span text:style-name="T11">f</text:span>fentliche ❌-Markierung im Log (Pflicht)</text:p>
      <text:p text:style-name="P6"/>
      <text:p text:style-name="P6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4T10:20:52.559379879</meta:creation-date>
    <dc:date>2025-12-19T08:46:13.994780553</dc:date>
    <meta:editing-duration>PT2H22M13S</meta:editing-duration>
    <meta:editing-cycles>23</meta:editing-cycles>
    <meta:generator>LibreOffice/25.8.3.2$Linux_X86_64 LibreOffice_project/580$Build-2</meta:generator>
    <meta:document-statistic meta:table-count="0" meta:image-count="0" meta:object-count="0" meta:page-count="4" meta:paragraph-count="124" meta:word-count="639" meta:character-count="4756" meta:non-whitespace-character-count="4119"/>
  </office:meta>
</office:document-meta>
</file>